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25in" fo:margin-right="0in" fo:line-height="100%" fo:text-indent="-0.25in" style:auto-text-indent="false"/>
      <style:text-properties officeooo:paragraph-rsid="00138d79"/>
    </style:style>
    <style:style style:name="P2" style:family="paragraph" style:parent-style-name="Heading_20_2">
      <style:paragraph-properties fo:line-height="100%" fo:text-align="center" style:justify-single-word="false"/>
      <style:text-properties fo:color="#000000" style:font-name="Times New Roman" fo:font-size="10pt" fo:font-weight="bold" officeooo:paragraph-rsid="00138d79" style:font-name-asian="Times New Roman1" style:font-size-asian="10pt" style:font-weight-asian="bold" style:font-name-complex="Times New Roman1" style:font-size-complex="10pt" style:font-weight-complex="bold"/>
    </style:style>
    <style:style style:name="P3" style:family="paragraph" style:parent-style-name="Standard">
      <style:paragraph-properties fo:margin-left="0in" fo:margin-right="0in" fo:line-height="100%" fo:text-indent="0.5in" style:auto-text-indent="false"/>
      <style:text-properties fo:color="#000000" style:font-name="Times New Roman" fo:font-size="10pt" fo:font-weight="bold" officeooo:paragraph-rsid="00138d79" fo:background-color="#ffffff" style:font-size-asian="10pt" style:font-weight-asian="bold" style:font-size-complex="10pt" style:font-weight-complex="bold"/>
    </style:style>
    <style:style style:name="P4" style:family="paragraph" style:parent-style-name="Standard">
      <style:paragraph-properties fo:margin-left="0in" fo:margin-right="0in" fo:line-height="100%" fo:text-indent="0.5in" style:auto-text-indent="false"/>
      <style:text-properties fo:color="#000000" style:font-name="Times New Roman" fo:font-size="10pt" fo:font-weight="bold" officeooo:paragraph-rsid="00226996" fo:background-color="#ffffff" style:font-size-asian="10pt" style:font-weight-asian="bold" style:font-size-complex="10pt" style:font-weight-complex="bold"/>
    </style:style>
    <style:style style:name="P5" style:family="paragraph" style:parent-style-name="Standard">
      <style:paragraph-properties fo:margin-left="0in" fo:margin-right="0in" fo:line-height="100%" fo:text-indent="0.5in" style:auto-text-indent="false"/>
      <style:text-properties style:font-name="Times New Roman" fo:font-size="10pt" officeooo:paragraph-rsid="00226996" style:font-size-asian="10pt" style:font-size-complex="10pt"/>
    </style:style>
    <style:style style:name="P6" style:family="paragraph" style:parent-style-name="Standard">
      <style:paragraph-properties fo:margin-left="0.25in" fo:margin-right="0in" fo:line-height="100%" fo:text-indent="-0.25in" style:auto-text-indent="false"/>
      <style:text-properties fo:color="#000000" style:font-name="Times New Roman" fo:font-size="10pt" fo:font-weight="bold" officeooo:paragraph-rsid="00138d79" fo:background-color="#ffffff" style:font-size-asian="10pt" style:font-weight-asian="bold" style:font-size-complex="10pt" style:font-weight-complex="bold"/>
    </style:style>
    <style:style style:name="P7" style:family="paragraph" style:parent-style-name="Standard">
      <style:paragraph-properties fo:margin-left="0.25in" fo:margin-right="0in" fo:line-height="100%" fo:text-indent="-0.25in" style:auto-text-indent="false"/>
      <style:text-properties style:font-name="Times New Roman" fo:font-size="10pt" officeooo:paragraph-rsid="00138d79" style:font-size-asian="10pt" style:font-name-complex="Times New Roman1" style:font-size-complex="10pt"/>
    </style:style>
    <style:style style:name="P8" style:family="paragraph" style:parent-style-name="Standard">
      <style:paragraph-properties fo:margin-left="0.25in" fo:margin-right="0in" fo:line-height="100%" fo:text-indent="-0.25in" style:auto-text-indent="false"/>
      <style:text-properties style:font-name="Times New Roman" fo:font-size="10pt" officeooo:paragraph-rsid="00138d79" style:font-size-asian="10pt" style:font-size-complex="10pt"/>
    </style:style>
    <style:style style:name="P9" style:family="paragraph" style:parent-style-name="Standard">
      <style:paragraph-properties fo:margin-left="0.25in" fo:margin-right="0in" fo:line-height="100%" fo:text-indent="-0.25in" style:auto-text-indent="false"/>
      <style:text-properties style:font-name="Times New Roman" fo:font-size="10pt" officeooo:paragraph-rsid="00138d79" style:font-name-asian="Times New Roman1" style:font-size-asian="10pt" style:font-name-complex="Times New Roman1" style:font-size-complex="10pt"/>
    </style:style>
    <style:style style:name="P10" style:family="paragraph" style:parent-style-name="Standard">
      <style:paragraph-properties fo:margin-left="0.25in" fo:margin-right="0in" fo:line-height="100%" fo:text-indent="-0.25in" style:auto-text-indent="false"/>
      <style:text-properties fo:color="#333333" style:font-name="Times New Roman" fo:font-size="10pt" officeooo:paragraph-rsid="00138d79" style:font-name-asian="Times New Roman1" style:font-size-asian="10pt" style:font-name-complex="Times New Roman1" style:font-size-complex="10pt"/>
    </style:style>
    <style:style style:name="P11" style:family="paragraph" style:parent-style-name="Standard">
      <style:paragraph-properties fo:margin-left="0.25in" fo:margin-right="0in" fo:line-height="100%" fo:text-indent="-0.25in" style:auto-text-indent="false"/>
      <style:text-properties fo:color="#222222" style:font-name="Times New Roman" fo:font-size="10pt" officeooo:paragraph-rsid="00138d79" fo:background-color="#ffffff" style:font-size-asian="10pt" style:font-name-complex="Times New Roman1" style:font-size-complex="10pt"/>
    </style:style>
    <style:style style:name="P12" style:family="paragraph" style:parent-style-name="Standard">
      <style:paragraph-properties fo:line-height="100%"/>
      <style:text-properties style:font-name="Times New Roman" fo:font-size="10pt" style:font-size-asian="10pt" style:font-size-complex="10pt"/>
    </style:style>
    <style:style style:name="P13" style:family="paragraph" style:parent-style-name="Standard">
      <style:paragraph-properties fo:line-height="100%"/>
      <style:text-properties style:font-name="Times New Roman" fo:font-size="10pt" officeooo:paragraph-rsid="00138d79" style:font-size-asian="10pt" style:font-size-complex="10pt"/>
    </style:style>
    <style:style style:name="P14" style:family="paragraph" style:parent-style-name="Standard">
      <style:paragraph-properties fo:line-height="100%"/>
      <style:text-properties style:font-name="Times New Roman" fo:font-size="10pt" officeooo:paragraph-rsid="00138d79" style:font-name-asian="Times New Roman1" style:font-size-asian="10pt" style:font-name-complex="Times New Roman1" style:font-size-complex="10pt"/>
    </style:style>
    <style:style style:name="P15" style:family="paragraph" style:parent-style-name="Standard">
      <style:paragraph-properties fo:margin-left="0.5in" fo:margin-right="0in" fo:line-height="100%" fo:text-indent="-0.25in" style:auto-text-indent="false"/>
      <style:text-properties style:font-name="Times New Roman" fo:font-size="10pt" officeooo:paragraph-rsid="00138d79" style:font-size-asian="10pt" style:font-name-complex="Times New Roman1" style:font-size-complex="10pt"/>
    </style:style>
    <style:style style:name="P16" style:family="paragraph" style:parent-style-name="Text_20_body">
      <style:paragraph-properties fo:line-height="100%"/>
      <style:text-properties fo:color="#666666" style:font-name="Times New Roman" fo:font-size="10pt" style:font-size-asian="10pt" style:font-size-complex="10pt"/>
    </style:style>
    <style:style style:name="P17" style:family="paragraph" style:parent-style-name="Text_20_body" style:list-style-name="L1">
      <style:paragraph-properties fo:line-height="100%"/>
      <style:text-properties fo:color="#000000" style:font-name="Times New Roman" fo:font-size="10pt" officeooo:rsid="0015fe6a" officeooo:paragraph-rsid="0015fe6a" fo:background-color="#ffffff" style:font-size-asian="10pt" style:font-size-complex="10pt"/>
    </style:style>
    <style:style style:name="P18" style:family="paragraph" style:parent-style-name="Text_20_body" style:list-style-name="L6">
      <style:paragraph-properties fo:line-height="100%"/>
      <style:text-properties fo:color="#000000" style:font-name="Times New Roman" fo:font-size="10pt" fo:font-style="italic" fo:font-weight="normal" officeooo:rsid="00515444" officeooo:paragraph-rsid="00515444" style:font-size-asian="10pt" style:font-style-asian="italic" style:font-weight-asian="normal" style:font-size-complex="10pt" style:font-style-complex="italic" style:font-weight-complex="normal"/>
    </style:style>
    <style:style style:name="P19" style:family="paragraph" style:parent-style-name="Text_20_body" style:list-style-name="L1">
      <style:paragraph-properties fo:line-height="100%"/>
      <style:text-properties style:font-name="Times New Roman" fo:font-size="10pt" officeooo:rsid="0015fe6a" officeooo:paragraph-rsid="0015fe6a" style:font-size-asian="10pt" style:font-size-complex="10pt"/>
    </style:style>
    <style:style style:name="P20" style:family="paragraph" style:parent-style-name="Text_20_body">
      <style:paragraph-properties fo:line-height="100%"/>
      <style:text-properties style:font-name="Times New Roman" fo:font-size="10pt" style:font-size-asian="10pt" style:font-size-complex="10pt"/>
    </style:style>
    <style:style style:name="P21" style:family="paragraph" style:parent-style-name="Text_20_body">
      <style:paragraph-properties fo:line-height="100%"/>
      <style:text-properties style:font-name="Times New Roman" fo:font-size="10pt" officeooo:paragraph-rsid="00333b6e" style:font-size-asian="10pt" style:font-size-complex="10pt"/>
    </style:style>
    <style:style style:name="P22" style:family="paragraph" style:parent-style-name="Text_20_body" style:list-style-name="L1">
      <style:paragraph-properties fo:line-height="100%"/>
      <style:text-properties style:font-name="Times New Roman" fo:font-size="10pt" style:font-size-asian="10pt" style:font-size-complex="10pt"/>
    </style:style>
    <style:style style:name="P23" style:family="paragraph" style:parent-style-name="Text_20_body" style:list-style-name="L1">
      <style:paragraph-properties fo:line-height="100%"/>
      <style:text-properties style:font-name="Times New Roman" fo:font-size="10pt" officeooo:paragraph-rsid="00261141" style:font-size-asian="10pt" style:font-size-complex="10pt"/>
    </style:style>
    <style:style style:name="P24" style:family="paragraph" style:parent-style-name="Text_20_body">
      <style:paragraph-properties fo:line-height="100%"/>
      <style:text-properties style:font-name="Times New Roman" fo:font-size="10pt" officeooo:paragraph-rsid="0043d8ee" style:font-size-asian="10pt" style:font-size-complex="10pt"/>
    </style:style>
    <style:style style:name="P25" style:family="paragraph" style:parent-style-name="Text_20_body">
      <style:paragraph-properties fo:line-height="100%"/>
      <style:text-properties style:font-name="Times New Roman" fo:font-size="10pt" fo:font-style="italic" officeooo:rsid="0015fe6a" officeooo:paragraph-rsid="0015fe6a" style:font-size-asian="10pt" style:font-style-asian="italic" style:font-size-complex="10pt" style:font-style-complex="italic"/>
    </style:style>
    <style:style style:name="P26" style:family="paragraph" style:parent-style-name="Text_20_body">
      <style:paragraph-properties fo:line-height="100%"/>
    </style:style>
    <style:style style:name="P27" style:family="paragraph" style:parent-style-name="Text_20_body">
      <style:paragraph-properties fo:line-height="100%"/>
      <style:text-properties officeooo:paragraph-rsid="00333b6e"/>
    </style:style>
    <style:style style:name="P28" style:family="paragraph" style:parent-style-name="Text_20_body" style:list-style-name="L3">
      <style:paragraph-properties fo:line-height="100%"/>
    </style:style>
    <style:style style:name="P29" style:family="paragraph" style:parent-style-name="Text_20_body" style:list-style-name="L1">
      <style:paragraph-properties fo:line-height="100%"/>
      <style:text-properties officeooo:paragraph-rsid="00261141"/>
    </style:style>
    <style:style style:name="P30" style:family="paragraph" style:parent-style-name="Text_20_body" style:list-style-name="L4">
      <style:paragraph-properties fo:line-height="100%"/>
    </style:style>
    <style:style style:name="P31" style:family="paragraph" style:parent-style-name="Text_20_body" style:list-style-name="L5">
      <style:paragraph-properties fo:line-height="100%"/>
    </style:style>
    <style:style style:name="P32" style:family="paragraph" style:parent-style-name="Text_20_body" style:list-style-name="L6">
      <style:paragraph-properties fo:line-height="100%"/>
      <style:text-properties officeooo:paragraph-rsid="0036f9fa"/>
    </style:style>
    <style:style style:name="P33" style:family="paragraph" style:parent-style-name="Text_20_body" style:list-style-name="L6">
      <style:paragraph-properties fo:line-height="100%"/>
      <style:text-properties officeooo:paragraph-rsid="00367b36"/>
    </style:style>
    <style:style style:name="P34" style:family="paragraph" style:parent-style-name="Text_20_body" style:list-style-name="L6">
      <style:paragraph-properties fo:line-height="100%"/>
      <style:text-properties officeooo:paragraph-rsid="003f6d25"/>
    </style:style>
    <style:style style:name="P35" style:family="paragraph" style:parent-style-name="Text_20_body" style:list-style-name="L6">
      <style:paragraph-properties fo:line-height="100%"/>
      <style:text-properties officeooo:paragraph-rsid="00415a8e"/>
    </style:style>
    <style:style style:name="P36" style:family="paragraph" style:parent-style-name="Text_20_body" style:list-style-name="L6">
      <style:paragraph-properties fo:line-height="100%"/>
      <style:text-properties officeooo:paragraph-rsid="00515444"/>
    </style:style>
    <style:style style:name="P37" style:family="paragraph" style:parent-style-name="Text_20_body" style:list-style-name="L6">
      <style:paragraph-properties fo:line-height="100%"/>
      <style:text-properties officeooo:paragraph-rsid="0051db7f"/>
    </style:style>
    <style:style style:name="P38" style:family="paragraph" style:parent-style-name="Text_20_body">
      <style:paragraph-properties fo:line-height="100%"/>
      <style:text-properties officeooo:paragraph-rsid="004ac3c5"/>
    </style:style>
    <style:style style:name="T1" style:family="text">
      <style:text-properties officeooo:rsid="00126bb0"/>
    </style:style>
    <style:style style:name="T2" style:family="text">
      <style:text-properties officeooo:rsid="0012bb52"/>
    </style:style>
    <style:style style:name="T3" style:family="text">
      <style:text-properties fo:color="#000000" style:font-name="Times New Roman" fo:font-size="10pt" fo:font-style="normal" fo:font-weight="normal" officeooo:rsid="00367b36" style:font-size-asian="10pt" style:font-style-asian="normal" style:font-weight-asian="normal" style:font-size-complex="10pt" style:font-style-complex="normal" style:font-weight-complex="normal"/>
    </style:style>
    <style:style style:name="T4" style:family="text">
      <style:text-properties fo:color="#000000" style:font-name="Times New Roman" fo:font-size="10pt" fo:font-style="normal" fo:font-weight="normal" officeooo:rsid="0036f9fa" style:font-size-asian="10pt" style:font-style-asian="normal" style:font-weight-asian="normal" style:font-size-complex="10pt" style:font-style-complex="normal" style:font-weight-complex="normal"/>
    </style:style>
    <style:style style:name="T5" style:family="text">
      <style:text-properties fo:color="#000000" style:font-name="Times New Roman" fo:font-size="10pt" fo:font-style="normal" fo:font-weight="normal" officeooo:rsid="003f6d25" style:font-size-asian="10pt" style:font-style-asian="normal" style:font-weight-asian="normal" style:font-size-complex="10pt" style:font-style-complex="normal" style:font-weight-complex="normal"/>
    </style:style>
    <style:style style:name="T6" style:family="text">
      <style:text-properties fo:color="#000000" style:font-name="Times New Roman" fo:font-size="10pt" fo:font-style="normal" fo:font-weight="normal" officeooo:rsid="00415a8e" style:font-size-asian="10pt" style:font-style-asian="normal" style:font-weight-asian="normal" style:font-size-complex="10pt" style:font-style-complex="normal" style:font-weight-complex="normal"/>
    </style:style>
    <style:style style:name="T7" style:family="text">
      <style:text-properties fo:color="#000000" style:font-name="Times New Roman" fo:font-size="10pt" fo:font-style="normal" fo:font-weight="normal" officeooo:rsid="0042f060" style:font-size-asian="10pt" style:font-style-asian="normal" style:font-weight-asian="normal" style:font-size-complex="10pt" style:font-style-complex="normal" style:font-weight-complex="normal"/>
    </style:style>
    <style:style style:name="T8" style:family="text">
      <style:text-properties fo:color="#000000" style:font-name="Times New Roman" fo:font-size="10pt" fo:font-style="normal" fo:font-weight="normal" officeooo:rsid="00515444" style:font-size-asian="10pt" style:font-style-asian="normal" style:font-weight-asian="normal" style:font-size-complex="10pt" style:font-style-complex="normal" style:font-weight-complex="normal"/>
    </style:style>
    <style:style style:name="T9" style:family="text">
      <style:text-properties fo:color="#000000" style:font-name="Times New Roman" fo:font-size="10pt" fo:font-style="normal" fo:font-weight="normal" officeooo:rsid="0051db7f" style:font-size-asian="10pt" style:font-style-asian="normal" style:font-weight-asian="normal" style:font-size-complex="10pt" style:font-style-complex="normal" style:font-weight-complex="normal"/>
    </style:style>
    <style:style style:name="T10" style:family="text">
      <style:text-properties fo:color="#000000" style:font-name="Times New Roman" fo:font-size="10pt" fo:font-style="normal" officeooo:rsid="004ac3c5" style:font-size-asian="10pt" style:font-style-asian="normal" style:font-size-complex="10pt" style:font-style-complex="normal"/>
    </style:style>
    <style:style style:name="T11" style:family="text">
      <style:text-properties fo:color="#000000" style:font-name="Times New Roman" fo:font-size="10pt" fo:font-style="normal" officeooo:rsid="0015fe6a" style:font-size-asian="10pt" style:font-style-asian="normal" style:font-size-complex="10pt" style:font-style-complex="normal"/>
    </style:style>
    <style:style style:name="T12" style:family="text">
      <style:text-properties fo:color="#000000" style:font-name="Times New Roman" fo:font-size="10pt" fo:font-style="normal" officeooo:rsid="004f6833" style:font-size-asian="10pt" style:font-style-asian="normal" style:font-size-complex="10pt" style:font-style-complex="normal"/>
    </style:style>
    <style:style style:name="T13" style:family="text">
      <style:text-properties fo:color="#000000" style:font-name="Times New Roman" fo:font-size="10pt" fo:font-style="normal" officeooo:rsid="00515444" style:font-size-asian="10pt" style:font-style-asian="normal" style:font-size-complex="10pt" style:font-style-complex="normal"/>
    </style:style>
    <style:style style:name="T14" style:family="text">
      <style:text-properties fo:color="#000000" style:font-name="Times New Roman" fo:font-size="10pt" fo:font-style="italic" officeooo:rsid="002a8f7c" style:font-size-asian="10pt" style:font-style-asian="italic" style:font-size-complex="10pt" style:font-style-complex="italic"/>
    </style:style>
    <style:style style:name="T15" style:family="text">
      <style:text-properties fo:color="#000000" style:font-name="Times New Roman" fo:font-size="10pt" fo:font-style="italic" fo:font-weight="normal" officeooo:rsid="00367b36" style:font-size-asian="10pt" style:font-style-asian="italic" style:font-weight-asian="normal" style:font-size-complex="10pt" style:font-style-complex="italic" style:font-weight-complex="normal"/>
    </style:style>
    <style:style style:name="T16" style:family="text">
      <style:text-properties fo:color="#000000" style:font-name="Times New Roman" fo:font-size="10pt" fo:font-style="italic" fo:font-weight="normal" officeooo:rsid="003b7375" style:font-size-asian="10pt" style:font-style-asian="italic" style:font-weight-asian="normal" style:font-size-complex="10pt" style:font-style-complex="italic" style:font-weight-complex="normal"/>
    </style:style>
    <style:style style:name="T17" style:family="text">
      <style:text-properties fo:color="#000000" style:font-name="Times New Roman" fo:font-size="10pt" fo:font-style="italic" fo:font-weight="normal" officeooo:rsid="00415a8e" style:font-size-asian="10pt" style:font-style-asian="italic" style:font-weight-asian="normal" style:font-size-complex="10pt" style:font-style-complex="italic" style:font-weight-complex="normal"/>
    </style:style>
    <style:style style:name="T18" style:family="text">
      <style:text-properties fo:color="#000000" style:font-name="Times New Roman" fo:font-size="10pt" fo:font-style="italic" fo:font-weight="normal" officeooo:rsid="00515444" style:font-size-asian="10pt" style:font-style-asian="italic" style:font-weight-asian="normal" style:font-size-complex="10pt" style:font-style-complex="italic" style:font-weight-complex="normal"/>
    </style:style>
    <style:style style:name="T19" style:family="text">
      <style:text-properties fo:color="#000000" style:font-name="Times New Roman" fo:font-size="10pt" fo:font-style="italic" fo:font-weight="normal" officeooo:rsid="0051db7f" style:font-size-asian="10pt" style:font-style-asian="italic" style:font-weight-asian="normal" style:font-size-complex="10pt" style:font-style-complex="italic" style:font-weight-complex="normal"/>
    </style:style>
    <style:style style:name="T20" style:family="text">
      <style:text-properties fo:color="#000000" style:font-name="Times New Roman" fo:font-size="10pt" style:font-size-asian="10pt" style:font-size-complex="10pt"/>
    </style:style>
    <style:style style:name="T21" style:family="text">
      <style:text-properties fo:color="#000000" style:font-name="Times New Roman" fo:font-size="10pt" officeooo:rsid="002a8f7c" style:font-size-asian="10pt" style:font-size-complex="10pt"/>
    </style:style>
    <style:style style:name="T22" style:family="text">
      <style:text-properties fo:color="#000000" style:font-name="Times New Roman" fo:font-size="10pt" officeooo:rsid="0015fe6a" style:font-size-asian="10pt" style:font-size-complex="10pt"/>
    </style:style>
    <style:style style:name="T23" style:family="text">
      <style:text-properties fo:color="#000000" style:font-name="Times New Roman" fo:font-size="10pt" officeooo:rsid="002a92be" style:font-size-asian="10pt" style:font-size-complex="10pt"/>
    </style:style>
    <style:style style:name="T24" style:family="text">
      <style:text-properties fo:color="#000000" style:font-name="Times New Roman" fo:font-size="10pt" officeooo:rsid="002d72a7" style:font-size-asian="10pt" style:font-size-complex="10pt"/>
    </style:style>
    <style:style style:name="T25" style:family="text">
      <style:text-properties fo:color="#000000" style:font-name="Times New Roman" fo:font-size="10pt" officeooo:rsid="0015fe6a" fo:background-color="#ffffff" loext:char-shading-value="0" style:font-size-asian="10pt" style:font-size-complex="10pt"/>
    </style:style>
    <style:style style:name="T26" style:family="text">
      <style:text-properties fo:color="#000000" style:font-name="Times New Roman" fo:font-size="10pt" officeooo:rsid="0015fe6a" fo:background-color="#ffffff" loext:char-shading-value="0" style:font-name-asian="Times New Roman1" style:font-size-asian="10pt" style:font-name-complex="Times New Roman1" style:font-size-complex="10pt"/>
    </style:style>
    <style:style style:name="T27" style:family="text">
      <style:text-properties fo:color="#000000" officeooo:rsid="002a8f7c"/>
    </style:style>
    <style:style style:name="T28" style:family="text">
      <style:text-properties fo:color="#000000" officeooo:rsid="00333b6e"/>
    </style:style>
    <style:style style:name="T29" style:family="text">
      <style:text-properties fo:color="#000000" officeooo:rsid="003478b9"/>
    </style:style>
    <style:style style:name="T30" style:family="text">
      <style:text-properties fo:color="#000000" fo:font-weight="bold" fo:background-color="#ffffff" loext:char-shading-value="0" style:font-weight-asian="bold" style:font-weight-complex="bold"/>
    </style:style>
    <style:style style:name="T31" style:family="text">
      <style:text-properties fo:color="#000000" fo:font-weight="bold" officeooo:rsid="0014b95e" fo:background-color="#ffffff" loext:char-shading-value="0" style:font-weight-asian="bold" style:font-weight-complex="bold"/>
    </style:style>
    <style:style style:name="T32" style:family="text">
      <style:text-properties fo:color="#000000" fo:font-weight="bold" fo:background-color="#ffffff" loext:char-shading-value="0" style:font-name-asian="Times New Roman1" style:font-weight-asian="bold" style:font-name-complex="Times New Roman1" style:font-weight-complex="bold"/>
    </style:style>
    <style:style style:name="T33" style:family="text">
      <style:text-properties fo:color="#000000" fo:font-weight="normal" fo:background-color="#ffffff" loext:char-shading-value="0" style:font-weight-asian="normal" style:font-weight-complex="normal"/>
    </style:style>
    <style:style style:name="T34" style:family="text">
      <style:text-properties fo:color="#000000" fo:font-weight="normal" officeooo:rsid="0014b95e" fo:background-color="#ffffff" loext:char-shading-value="0" style:font-weight-asian="normal" style:font-weight-complex="normal"/>
    </style:style>
    <style:style style:name="T35" style:family="text">
      <style:text-properties fo:color="#000000" fo:font-weight="normal" officeooo:rsid="0012bb52" fo:background-color="#ffffff" loext:char-shading-value="0" style:font-weight-asian="normal" style:font-weight-complex="normal"/>
    </style:style>
    <style:style style:name="T36" style:family="text">
      <style:text-properties fo:color="#000000" fo:font-weight="normal" officeooo:rsid="0015fe6a" fo:background-color="#ffffff" loext:char-shading-value="0" style:font-weight-asian="normal" style:font-weight-complex="normal"/>
    </style:style>
    <style:style style:name="T37" style:family="text">
      <style:text-properties fo:color="#000000" fo:font-weight="normal" officeooo:rsid="0012bb52" fo:background-color="#ffffff" loext:char-shading-value="0" style:font-name-asian="Times New Roman1" style:font-weight-asian="normal" style:font-name-complex="Times New Roman1" style:font-weight-complex="normal"/>
    </style:style>
    <style:style style:name="T38" style:family="text">
      <style:text-properties fo:color="#000000" fo:font-weight="normal" officeooo:rsid="0015fe6a" fo:background-color="#ffffff" loext:char-shading-value="0" style:font-name-asian="Times New Roman1" style:font-weight-asian="normal" style:font-name-complex="Times New Roman1" style:font-weight-complex="normal"/>
    </style:style>
    <style:style style:name="T39" style:family="text">
      <style:text-properties fo:color="#333333" style:font-name="Times New Roman" fo:font-size="10pt" style:font-name-asian="Times New Roman1" style:font-size-asian="10pt" style:font-name-complex="Times New Roman1" style:font-size-complex="10pt"/>
    </style:style>
    <style:style style:name="T40" style:family="text">
      <style:text-properties fo:color="#333333" style:font-name="Times New Roman" fo:font-size="10pt" fo:font-style="italic" style:font-name-asian="Times New Roman1" style:font-size-asian="10pt" style:font-style-asian="italic" style:font-name-complex="Times New Roman1" style:font-size-complex="10pt" style:font-style-complex="italic"/>
    </style:style>
    <style:style style:name="T41" style:family="text">
      <style:text-properties fo:color="#222222" fo:background-color="#ffffff" loext:char-shading-value="0" style:font-name-complex="Times New Roman1"/>
    </style:style>
    <style:style style:name="T42" style:family="text">
      <style:text-properties fo:color="#222222" fo:font-style="italic" fo:background-color="#ffffff" loext:char-shading-value="0" style:font-style-asian="italic" style:font-name-complex="Times New Roman1" style:font-style-complex="italic"/>
    </style:style>
    <style:style style:name="T43" style:family="text">
      <style:text-properties officeooo:rsid="0014b95e"/>
    </style:style>
    <style:style style:name="T44" style:family="text">
      <style:text-properties fo:font-weight="normal" officeooo:rsid="0014b95e" style:font-weight-asian="normal" style:font-weight-complex="normal"/>
    </style:style>
    <style:style style:name="T45" style:family="text">
      <style:text-properties officeooo:rsid="0015fe6a"/>
    </style:style>
    <style:style style:name="T46" style:family="text">
      <style:text-properties fo:color="#666666" style:font-name="Times New Roman" fo:font-size="10pt" style:font-size-asian="10pt" style:font-size-complex="10pt"/>
    </style:style>
    <style:style style:name="T47" style:family="text">
      <style:text-properties officeooo:rsid="002a001d"/>
    </style:style>
    <style:style style:name="T48" style:family="text">
      <style:text-properties officeooo:rsid="002a8f7c"/>
    </style:style>
    <style:style style:name="T49" style:family="text">
      <style:text-properties style:text-underline-style="solid" style:text-underline-width="auto" style:text-underline-color="font-color"/>
    </style:style>
    <style:style style:name="T50" style:family="text">
      <style:text-properties fo:font-style="italic" officeooo:rsid="0015fe6a" style:font-style-asian="italic" style:font-style-complex="italic"/>
    </style:style>
    <style:style style:name="T51" style:family="text">
      <style:text-properties fo:font-style="italic" style:font-name-asian="Times New Roman1" style:font-style-asian="italic" style:font-name-complex="Times New Roman1" style:font-style-complex="italic"/>
    </style:style>
    <style:style style:name="T52" style:family="text">
      <style:text-properties style:font-name="Times New Roman" fo:font-size="10pt" style:font-size-asian="10pt" style:font-size-complex="10pt"/>
    </style:style>
    <style:style style:name="T53" style:family="text">
      <style:text-properties style:font-name="Times New Roman" fo:font-size="10pt" style:font-size-asian="10pt" style:font-name-complex="Times New Roman1" style:font-size-complex="10pt"/>
    </style:style>
    <style:style style:name="T54" style:family="text">
      <style:text-properties style:font-name="Times New Roman" fo:font-size="10pt" fo:font-style="italic" style:font-size-asian="10pt" style:font-style-asian="italic" style:font-name-complex="Times New Roman1" style:font-size-complex="10pt" style:font-style-complex="italic"/>
    </style:style>
    <style:style style:name="T55" style:family="text">
      <style:text-properties style:font-name="Times New Roman" fo:font-size="10pt" fo:font-style="italic" officeooo:rsid="0015fe6a" style:font-size-asian="10pt" style:font-style-asian="italic" style:font-size-complex="10pt" style:font-style-complex="italic"/>
    </style:style>
    <style:style style:name="T56"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57" style:family="text">
      <style:text-properties style:font-name="Times New Roman" fo:font-size="10pt" style:font-name-asian="Times New Roman1" style:font-size-asian="10pt" style:font-name-complex="Times New Roman1" style:font-size-complex="10pt"/>
    </style:style>
    <style:style style:name="T58" style:family="text">
      <style:text-properties fo:font-weight="bold" style:font-weight-asian="bold" style:font-weight-complex="bold"/>
    </style:style>
    <style:style style:name="T59" style:family="text">
      <style:text-properties fo:font-style="normal" style:font-style-asian="normal" style:font-style-complex="normal"/>
    </style:style>
    <style:style style:name="T60" style:family="text">
      <style:text-properties fo:font-style="normal" officeooo:rsid="0051db7f" style:font-style-asian="normal" style:font-style-complex="normal"/>
    </style:style>
    <style:style style:name="T61" style:family="text">
      <style:text-properties style:font-name-asian="Times New Roman1" style:font-name-complex="Times New Roman1"/>
    </style:style>
    <style:style style:name="T62" style:family="text">
      <style:text-properties officeooo:rsid="00415a8e"/>
    </style:style>
    <style:style style:name="T63" style:family="text">
      <style:text-properties officeooo:rsid="0051db7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58">Topic Proposal: Research on HoneyBadgerBFT Consensus Protocol.</text:span></text:p>
      <text:p text:style-name="P21"><text:span text:style-name="T49">Problem Addressed:</text:span> </text:p>
      <text:p text:style-name="P21"><text:span text:style-name="T1"><text:tab/>The research proposed will aim to address specific challenges in enhancing scalability of the HoneyBadgerBFT protocol, while maintaining its </text:span><text:span text:style-name="T48">b</text:span><text:span text:style-name="T1">yzantine </text:span><text:span text:style-name="T48">f</text:span><text:span text:style-name="T1">ault </text:span><text:span text:style-name="T48">t</text:span><text:span text:style-name="T1">olerant properties and decentralization. </text:span><text:span text:style-name="T2">Despite tout</text:span><text:span text:style-name="T43">ing itself as </text:span><text:span text:style-name="T44">“</text:span><text:span text:style-name="T34">the first practical </text:span><text:span text:style-name="T33">asynchronous BFT protocol, which guarantees liveness without mak</text:span><text:span text:style-name="T35">ing any timing assumptions” (</text:span><text:span text:style-name="T37">Miller et al., 2016</text:span><text:span text:style-name="T35">)</text:span><text:span text:style-name="T2">, </text:span><text:span text:style-name="T43">other researchers like</text:span><text:span text:style-name="T2"> </text:span><text:span text:style-name="T35">(</text:span><text:span text:style-name="T37">Duan et al., 2018</text:span><text:span text:style-name="T35">) </text:span><text:span text:style-name="T34">have argued</text:span><text:span text:style-name="T31"> </text:span><text:span text:style-name="T43">“there are still significant pain </text:span><text:span text:style-name="T2">points and challenges that prevent it from being used in practice.” The challenge is to explore strategies for improving performance </text:span><text:span text:style-name="T43">and scalability</text:span><text:span text:style-name="T2"> with out sacrific</text:span><text:span text:style-name="T43">ing</text:span><text:span text:style-name="T2"> resiliency </text:span><text:span text:style-name="T43">or</text:span><text:span text:style-name="T2"> decentralization.</text:span></text:p>
      <text:p text:style-name="P21"><text:span text:style-name="T49">Prior Research:</text:span> </text:p>
      <text:p text:style-name="P21"><text:tab/> <text:span text:style-name="T47">The body of literature below highlights the motivation of this research while also emphasizing the shortcomings.</text:span></text:p>
      <text:p text:style-name="P21"><text:span text:style-name="T50">The Honey Badger BFT:</text:span></text:p>
      <text:p text:style-name="P27"><text:span text:style-name="T14"><text:tab/></text:span><text:span text:style-name="T21">A</text:span><text:span text:style-name="T20">n asynchronous, </text:span><text:span text:style-name="T21">b</text:span><text:span text:style-name="T20">yzantine fault tolerant consensus algorithm </text:span><text:span text:style-name="T21">designed to ensure secure and decentralized agreement. HoneyBadgerBFT uses a </text:span><text:span text:style-name="T22">combination of threshold cryptography and </text:span><text:span text:style-name="T21">other </text:span><text:span text:style-name="T22">cryptographic techniques to enable consensus even in the presence of malicious nodes. </text:span><text:span text:style-name="T21">As mentioned in the Rust Crate Documentation for HoneyBadgerBFT “</text:span><text:span text:style-name="T20">Asynchronous protocols do not make assumptions about timing: Even if an adversary controls network scheduling and can delay message delivery, consensus will still be reached as long as all messages are </text:span><text:span text:style-name="Emphasis"><text:span text:style-name="T20">eventually</text:span></text:span><text:span text:style-name="T20"> delivered.” </text:span><text:span text:style-name="T21">Although HoneyBadgerBFT stands out for its robustness against adversarial attacks its shortcomings become apparent in scenarios with a small number of faulty nodes with added overhead from underlying consensus protocols and threshold cryptography can impact performance. It is additionally known that </text:span><text:span text:style-name="T23">the <text:s/>protocols scalability may be challenged with larger batch sizes, affecting throughput. </text:span><text:span text:style-name="T22">These limitations </text:span><text:span text:style-name="T23">highlight</text:span><text:span text:style-name="T22"> the need to optimize </text:span><text:span text:style-name="T24">a</text:span><text:span text:style-name="T23">synchronous consensus</text:span><text:span text:style-name="T22"> for better performance and scalability. </text:span><text:span text:style-name="T25">(</text:span><text:span text:style-name="T26">Miller et al., 2016</text:span><text:span text:style-name="T25">)</text:span></text:p>
      <text:p text:style-name="P21"><text:span text:style-name="T50">The BEAT Protocol:</text:span><text:span text:style-name="T45"> </text:span></text:p>
      <text:p text:style-name="P21"><text:span text:style-name="T28"><text:tab/>Following the release of </text:span><text:span text:style-name="T27">HoneyBadgerBFT, </text:span><text:span text:style-name="T28">a collection of asynchronous byzantine fault-tolerant protocols called the BEAT protocols were released. BEAT comprises of five asynchronous BFT protocols that can be combined to achieve meaningful trade-offs between functionality and performance. In the research argued, BEAT </text:span><text:span text:style-name="T29">is </text:span><text:span text:style-name="T28">deploy</text:span><text:span text:style-name="T29">ed</text:span><text:span text:style-name="T28"> on Amazon EC2’</text:span><text:span text:style-name="T29">s</text:span><text:span text:style-name="T28"> across multiple continents and demonstrates superior efficiency in terms of latency and through when compared to </text:span><text:span text:style-name="T29">the</text:span><text:span text:style-name="T28"> HoneyBadgerBFT. The shortcoming of the BEAT protocol </text:span><text:span text:style-name="T29">suite is</text:span><text:span text:style-name="T28"> they </text:span><text:span text:style-name="T29">are</text:span><text:span text:style-name="T28"> specialized and not robust enough to be a well defined one stop shop solution. The short comings of the BEAT protocols will be discussed below.</text:span></text:p>
      <text:list xml:id="list798906528" text:style-name="L6">
        <text:list-item>
          <text:p text:style-name="P32"><text:span text:style-name="T15">Network Bandwidth Consumption:</text:span><text:span text:style-name="T3"> BEAT1 </text:span><text:span text:style-name="T4">and</text:span><text:span text:style-name="T3"> BEAT2 achieve higher throughput than HoneyBadgerBFT when the batch size is small, <text:s/></text:span><text:span text:style-name="T4">but </text:span><text:span text:style-name="T3">they decrease in throughput when the batch size exceeds 5000. </text:span><text:span text:style-name="T4">L</text:span><text:span text:style-name="T3">eading to performance degradation. This suggests that BEAT might struggle to maintain high throughput in scenarios with larger batch sizes.</text:span></text:p>
        </text:list-item>
        <text:list-item>
          <text:p text:style-name="P34"><text:span text:style-name="T16">Batch Size </text:span><text:span text:style-name="T15">Scalability:</text:span><text:span text:style-name="T3"> BEAT</text:span><text:span text:style-name="T5">0, </text:span><text:span text:style-name="T3">BEAT1, </text:span><text:span text:style-name="T5">an</text:span><text:span text:style-name="T4">d</text:span><text:span text:style-name="T3"> BEAT2 </text:span><text:span text:style-name="T5">b</text:span><text:span text:style-name="T3">ecome more visible as the batch size increases. This implies that BEAT might face scalability limitations when processing larger batch sizes of transactions.</text:span></text:p>
        </text:list-item>
        <text:list-item>
          <text:p text:style-name="P33"><text:span text:style-name="T16">Network </text:span><text:span text:style-name="T15">Scalability: </text:span><text:span text:style-name="T6">BEAT3 consistently outperform HoneyBadgerBFT, but when the number of nodes increases these protocols become more latent. This diminishes BEAT</text:span><text:span text:style-name="T7">3’s </text:span><text:span text:style-name="T6">efficiency in large-scale networks.</text:span></text:p>
        </text:list-item>
        <text:list-item>
          <text:p text:style-name="P35"><text:span text:style-name="T17">Small Amount of Faulty Nodes</text:span><text:span text:style-name="T3">: </text:span><text:span text:style-name="T6">BEAT4 experiences added overhead when the number of faulty nodes is small. This suggests that BEAT4 may be inefficient in scenarios with a log number of faulty participants.</text:span></text:p>
        </text:list-item>
      </text:list>
      <text:list xml:id="list1710288357" text:style-name="L1">
        <text:list-header>
          <text:p text:style-name="P19"><text:span text:style-name="T35">(</text:span><text:span text:style-name="T37">Duan et al., 2018</text:span><text:span text:style-name="T35">)</text:span></text:p>
          <text:p text:style-name="P17"/>
        </text:list-header>
      </text:list>
      <text:p text:style-name="P25">Asynchronous Byzantine Fault Tolerant Protocol :</text:p>
      <text:p text:style-name="P38"><text:span text:style-name="T55"><text:tab/></text:span><text:span text:style-name="T10">Following the works of BEAT came the </text:span><text:span text:style-name="T11">Asynchronous Byzantine Fault Tolerance (ABFT) </text:span><text:span text:style-name="T10">protocol. This protocol was designed to addresses challenges posed by blockchain systems in conjunction with the Internet of Things (IoT). ABFT argues that traditional consensus protocols like Raft and PBFT assuming a fast and stable network is </text:span><text:span text:style-name="T12">moot point</text:span><text:span text:style-name="T10"> in real-world scenarios and that low-quality and asynchronous networks should be assumed. ABFT aims to provide robustness against these challenges. </text:span><text:span text:style-name="T12">ABFT leverages the concept of Asynchrouns Common Subset from the HoneyBadgerBFT and builds upon it to exhibit significantly lower computation overhead, higher performance, and greater scalability compared to the HoneyBadgerBFT. </text:span><text:span text:style-name="T13">ABFT shortcomings are as follows.</text:span></text:p>
      <text:p text:style-name="P38"><text:soft-page-break/><text:span text:style-name="T13"/></text:p>
      <text:list xml:id="list3515947230099" text:continue-list="list798906528" text:style-name="L6">
        <text:list-item>
          <text:p text:style-name="P18"><text:span text:style-name="T62">I/</text:span>O Bound Protocol: <text:span text:style-name="T59">During the Reliable Broadcast (RBC), the larger the batch size the greater the chance of idle time waiting for messages in the I/O operations. This indicates that ABFT's performance can be constrained by the input-output operations, particularly when dealing with larger batch sizes.</text:span></text:p>
        </text:list-item>
        <text:list-item>
          <text:p text:style-name="P36"><text:span text:style-name="T18">Network Resource Utilization: </text:span><text:span text:style-name="T8">Since ABFT is depends on the (N) parties and (B) transaction batch size. As both numbers increase so does the data being transmitted, leading to higher network usage limiting scalability. </text:span></text:p>
        </text:list-item>
        <text:list-item>
          <text:p text:style-name="P18"><text:span text:style-name="T63">Threshold ECDSA Scheme</text:span>:<text:span text:style-name="T59"> </text:span><text:span text:style-name="T60">ABFT does not implement the full threshold ECDSA schema and used precomputed signing material for optimization. This raises questions to the resources needed to maintain precomputed material and suggests that this implementation doesn't truly harness the advantages of threshold ECDSA</text:span></text:p>
        </text:list-item>
        <text:list-item>
          <text:p text:style-name="P37"><text:span text:style-name="T19">Performance Impact of Network Degradation</text:span><text:span text:style-name="T18">: </text:span><text:span text:style-name="T9">ABFT performance is robust when the number of nodes affected by network degradation is fewer than the fault tolerance threshold, but when the number of affected nodes surpasses that tolerance threshold ABFT’s performance drops and leads to latency. This indicates that ABFT’s performance can suffer in scenarios where a large portions of nodes experience network issues.</text:span></text:p>
        </text:list-item>
        <text:list-item>
          <text:p text:style-name="P36"><text:span text:style-name="T19">Wait Times for Affected Parties</text:span><text:span text:style-name="T18">: </text:span><text:span text:style-name="T9">When subset of nodes are affected by network issues the remaining parties may beed to wait for the affected to catch up. This can introduce delays and impacts the overall progress of ABFT.</text:span></text:p>
        </text:list-item>
      </text:list>
      <text:p text:style-name="P24"><text:span text:style-name="T45"><text:tab/></text:span><text:span text:style-name="T36">(</text:span><text:span text:style-name="T38">Knudsen et al., 2021</text:span><text:span text:style-name="T36">)</text:span></text:p>
      <text:p text:style-name="P24"><text:span text:style-name="T36"/></text:p>
      <text:p text:style-name="P24"><text:span text:style-name="T58">Significance:</text:span> </text:p>
      <text:p text:style-name="P16">Your research on asynchronous consensus protocols could be important to the field for several reasons:</text:p>
      <text:list xml:id="list1476846600" text:style-name="L3">
        <text:list-item>
          <text:p text:style-name="P28"><text:span text:style-name="Strong_20_Emphasis"><text:span text:style-name="T46">Advancing Practical Solutions:</text:span></text:span><text:span text:style-name="T46"> Asynchronous consensus protocols are crucial for real-world distributed systems where network conditions are unpredictable. By developing new and improved protocols, your research can contribute to making these systems more practical and reliable, addressing challenges that traditional synchronous protocols cannot handle effectively.</text:span></text:p>
        </text:list-item>
        <text:list-item>
          <text:p text:style-name="P28"><text:span text:style-name="Strong_20_Emphasis"><text:span text:style-name="T46">Performance Improvement:</text:span></text:span><text:span text:style-name="T46"> If your research introduces optimizations or enhancements to existing asynchronous consensus protocols, it could lead to significant performance improvements in terms of throughput, latency, and scalability. This would be valuable for a wide range of applications that rely on distributed systems, such as blockchain networks, IoT deployments, and cloud computing platforms.</text:span></text:p>
        </text:list-item>
        <text:list-item>
          <text:p text:style-name="P28"><text:span text:style-name="Strong_20_Emphasis"><text:span text:style-name="T46">Resilience and Robustness:</text:span></text:span><text:span text:style-name="T46"> New insights and protocols that enhance the resilience and robustness of asynchronous consensus mechanisms can make distributed systems more tolerant to network failures, malicious attacks, and other unexpected events. This can have a lasting impact on the stability and security of these systems.</text:span></text:p>
        </text:list-item>
        <text:list-item>
          <text:p text:style-name="P28"><text:span text:style-name="Strong_20_Emphasis"><text:span text:style-name="T46">Enabling New Applications:</text:span></text:span><text:span text:style-name="T46"> Your research could enable the development of applications and use cases that were previously impractical due to the limitations of existing asynchronous consensus protocols. For example, your work might unlock new possibilities in fields like edge computing, where nodes operate in diverse and challenging network environments.</text:span></text:p>
        </text:list-item>
        <text:list-item>
          <text:p text:style-name="P28"><text:span text:style-name="Strong_20_Emphasis"><text:span text:style-name="T46">Theoretical Advancements:</text:span></text:span><text:span text:style-name="T46"> If your research involves novel algorithmic or theoretical contributions, it can advance the understanding of asynchronous consensus in distributed systems. Your findings could inspire further research directions, leading to new discoveries and improvements in the field.</text:span></text:p>
        </text:list-item>
        <text:list-item>
          <text:p text:style-name="P28"><text:span text:style-name="Strong_20_Emphasis"><text:span text:style-name="T46">Industry Relevance:</text:span></text:span><text:span text:style-name="T46"> Asynchronous consensus protocols have direct applications in various industries, including finance, supply chain, healthcare, and more. Your research can provide industry practitioners with valuable insights and tools to design and implement more resilient and efficient distributed systems.</text:span></text:p>
        </text:list-item>
        <text:list-item>
          <text:p text:style-name="P28"><text:span text:style-name="Strong_20_Emphasis"><text:span text:style-name="T46">Bridging Theory and Practice:</text:span></text:span><text:span text:style-name="T46"> By conducting empirical evaluations and practical implementations of your proposed protocols, your research can bridge the gap between theoretical concepts and real-world applicability. This can make your findings more accessible and actionable for both researchers and practitioners.</text:span></text:p>
        </text:list-item>
        <text:list-item>
          <text:p text:style-name="P28"><text:span text:style-name="Strong_20_Emphasis"><text:span text:style-name="T46">Contributing to Open Source Projects:</text:span></text:span><text:span text:style-name="T46"> If your research results in practical implementations or enhancements to existing consensus protocols, you could contribute directly to open-source projects that are widely used in the </text:span><text:soft-page-break/><text:span text:style-name="T46">distributed systems community. This would have a tangible impact on the adoption and evolution of these protocols.</text:span></text:p>
        </text:list-item>
      </text:list>
      <text:p text:style-name="P16">In summary, your research on asynchronous consensus protocols has the potential to address critical challenges, improve the efficiency and reliability of distributed systems, and open up new possibilities for applications in various domains. By advancing the state of the art in this field, you can make a meaningful contribution to both theoretical understanding and practical implementation.</text:p>
      <text:p text:style-name="P16"/>
      <text:p text:style-name="P20"/>
      <text:list xml:id="list3514791595473" text:continue-list="list1710288357" text:style-name="L1">
        <text:list-item>
          <text:p text:style-name="P23">Methodology:</text:p>
          <text:p text:style-name="P29"><text:span text:style-name="T46"><text:s/>The methodology for the study involves evaluating and enhancing the asynchronous consensus protocol HoneyBadgerBFT using the RUST implementation available at the specified GitHub repository (</text:span><text:a xlink:type="simple" xlink:href="https://github.com/poanetwork/hbbft" office:target-frame-name="_new" xlink:show="replace" text:style-name="Internet_20_link" text:visited-style-name="Visited_20_Internet_20_Link"><text:span text:style-name="T52">https://github.com/poanetwork/hbbft</text:span></text:a><text:span text:style-name="T46">). The following steps outline the methodology and justify its appropriateness:</text:span></text:p>
        </text:list-item>
      </text:list>
      <text:list xml:id="list2960906507" text:style-name="L4">
        <text:list-item>
          <text:p text:style-name="P30"><text:span text:style-name="Strong_20_Emphasis"><text:span text:style-name="T46">Understanding HoneyBadgerBFT:</text:span></text:span><text:span text:style-name="T46"> Begin by thoroughly understanding the HoneyBadgerBFT protocol's theoretical foundation and its implementation details in the provided RUST codebase. This includes grasping its underlying algorithm, message propagation, cryptographic mechanisms, and fault tolerance mechanisms.</text:span></text:p>
        </text:list-item>
        <text:list-item>
          <text:p text:style-name="P30"><text:span text:style-name="Strong_20_Emphasis"><text:span text:style-name="T46">Performance Analysis:</text:span></text:span><text:span text:style-name="T46"> Utilize the RUST implementation to conduct a performance analysis of the HoneyBadgerBFT protocol. Measure critical performance metrics such as throughput (transactions per second), latency, and resource utilization (CPU, memory). This analysis provides a baseline understanding of the protocol's behavior under varying network conditions.</text:span></text:p>
        </text:list-item>
        <text:list-item>
          <text:p text:style-name="P30"><text:span text:style-name="Strong_20_Emphasis"><text:span text:style-name="T46">Benchmarking:</text:span></text:span><text:span text:style-name="T46"> Design and execute benchmarking experiments on various network configurations (varying network delays, packet losses, etc.) to simulate real-world scenarios. Measure the protocol's responsiveness and effectiveness in achieving consensus across different conditions. This step helps identify performance bottlenecks and areas for improvement.</text:span></text:p>
        </text:list-item>
        <text:list-item>
          <text:p text:style-name="P30"><text:span text:style-name="Strong_20_Emphasis"><text:span text:style-name="T46">Optimization Strategies:</text:span></text:span><text:span text:style-name="T46"> Investigate potential optimization strategies for the HoneyBadgerBFT protocol. This may involve optimizing cryptographic operations, message propagation mechanisms, or parallelizing computation. Implement these optimizations in the RUST codebase and assess their impact on performance.</text:span></text:p>
        </text:list-item>
        <text:list-item>
          <text:p text:style-name="P30"><text:span text:style-name="Strong_20_Emphasis"><text:span text:style-name="T46">Comparative Analysis:</text:span></text:span><text:span text:style-name="T46"> Compare the performance of the optimized HoneyBadgerBFT protocol against its original version. Measure how the optimizations affect throughput, latency, and resource consumption. This comparison validates the effectiveness of the proposed enhancements.</text:span></text:p>
        </text:list-item>
        <text:list-item>
          <text:p text:style-name="P30"><text:span text:style-name="Strong_20_Emphasis"><text:span text:style-name="T46">Fault Tolerance Testing:</text:span></text:span><text:span text:style-name="T46"> Simulate Byzantine faults (malicious nodes) in the network to evaluate the protocol's fault tolerance capabilities. Measure the protocol's ability to detect and mitigate Byzantine behavior while maintaining consensus.</text:span></text:p>
        </text:list-item>
        <text:list-item>
          <text:p text:style-name="P30"><text:span text:style-name="Strong_20_Emphasis"><text:span text:style-name="T46">Real-world Deployment Simulation:</text:span></text:span><text:span text:style-name="T46"> Simulate a real-world deployment scenario with a geographically distributed network using the RUST implementation. Evaluate the protocol's performance and resilience across different network topologies and geographic distances.</text:span></text:p>
        </text:list-item>
        <text:list-item>
          <text:p text:style-name="P30"><text:span text:style-name="Strong_20_Emphasis"><text:span text:style-name="T46">Documentation and Reporting:</text:span></text:span><text:span text:style-name="T46"> Document the entire study process, including the steps taken, optimizations implemented, and results obtained. Present the findings in a comprehensive report that includes graphs, charts, and statistical analyses. Provide insights into the impact of optimizations on protocol behavior and performance.</text:span></text:p>
        </text:list-item>
      </text:list>
      <text:p text:style-name="P26"><text:span text:style-name="Strong_20_Emphasis"><text:span text:style-name="T46">Justification of Methodology:</text:span></text:span></text:p>
      <text:p text:style-name="P16">The selected methodology is appropriate because:</text:p>
      <text:list xml:id="list187810022" text:style-name="L5">
        <text:list-item>
          <text:p text:style-name="P31"><text:span text:style-name="Strong_20_Emphasis"><text:span text:style-name="T46">Empirical Analysis:</text:span></text:span><text:span text:style-name="T46"> The study involves practical experimentation using an existing RUST implementation. This approach allows for real-world assessment of protocol behavior and performance.</text:span></text:p>
        </text:list-item>
        <text:list-item>
          <text:p text:style-name="P31"><text:span text:style-name="Strong_20_Emphasis"><text:span text:style-name="T46">Realistic Simulations:</text:span></text:span><text:span text:style-name="T46"> Benchmarking, fault tolerance testing, and real-world deployment simulations provide a comprehensive view of the protocol's capabilities and limitations under various conditions.</text:span></text:p>
        </text:list-item>
        <text:list-item>
          <text:p text:style-name="P31"><text:span text:style-name="Strong_20_Emphasis"><text:span text:style-name="T46">Measurable Metrics:</text:span></text:span><text:span text:style-name="T46"> The study focuses on measurable metrics such as throughput, latency, and resource consumption, ensuring objective evaluation of protocol enhancements.</text:span></text:p>
        </text:list-item>
        <text:list-item>
          <text:p text:style-name="P31"><text:soft-page-break/><text:span text:style-name="Strong_20_Emphasis"><text:span text:style-name="T46">Comparative Evaluation:</text:span></text:span><text:span text:style-name="T46"> The methodology includes a comparative analysis between the original and optimized protocol versions. This allows for a clear assessment of the effectiveness of proposed optimizations.</text:span></text:p>
        </text:list-item>
        <text:list-item>
          <text:p text:style-name="P31"><text:span text:style-name="Strong_20_Emphasis"><text:span text:style-name="T46">Reproducibility:</text:span></text:span><text:span text:style-name="T46"> Utilizing an open-source implementation ensures that the study can be easily replicated and extended by other researchers.</text:span></text:p>
        </text:list-item>
        <text:list-item>
          <text:p text:style-name="P31"><text:span text:style-name="Strong_20_Emphasis"><text:span text:style-name="T46">Practical Applicability:</text:span></text:span><text:span text:style-name="T46"> The RUST implementation of HoneyBadgerBFT is relevant to real-world applications, making the study's outcomes directly applicable to distributed systems and blockchain contexts.</text:span></text:p>
        </text:list-item>
        <text:list-item>
          <text:p text:style-name="P31"><text:span text:style-name="Strong_20_Emphasis"><text:span text:style-name="T46">Comprehensive Reporting:</text:span></text:span><text:span text:style-name="T46"> The methodology emphasizes thorough documentation and reporting, ensuring that the study's findings are well-documented and can be communicated effectively.</text:span></text:p>
        </text:list-item>
      </text:list>
      <text:p text:style-name="P16">Overall, the methodology strikes a balance between theoretical understanding and practical implementation, making it suitable for evaluating and enhancing asynchronous consensus protocols in a realistic and impactful manner.</text:p>
      <text:list xml:id="list3516506389146" text:continue-list="list3514791595473" text:style-name="L1">
        <text:list-header>
          <text:p text:style-name="P22"/>
        </text:list-header>
      </text:list>
      <text:p text:style-name="P12"/>
      <text:p text:style-name="P12"/>
      <text:p text:style-name="P12"/>
      <text:p text:style-name="P12"/>
      <text:p text:style-name="P12"/>
      <text:p text:style-name="P12"/>
      <text:p text:style-name="P12"/>
      <text:p text:style-name="P12"/>
      <text:p text:style-name="P12"/>
      <text:p text:style-name="P12"/>
      <text:p text:style-name="P3"/>
      <text:p text:style-name="P3"/>
      <text:p text:style-name="P3"/>
      <text:p text:style-name="P3"/>
      <text:p text:style-name="P13"/>
      <text:h text:style-name="P2" text:outline-level="2">References</text:h>
      <text:p text:style-name="P1"><text:span text:style-name="T53">Aiyar, K., Halgamuge, M., &amp; Mohammad, A. (2021). Probability Distribution Model to Analyze the Trade-off between Scalability and Security of Sharding-Based Blockchain Networks. </text:span><text:span text:style-name="T54">IEEE 18th Annual Consumer Communications &amp; Networking Conference</text:span><text:span text:style-name="T53">, pp. 1-6. </text:span><text:a xlink:type="simple" xlink:href="https://doi.org/10.1109/CCNC49032.2021.9369563" text:style-name="Internet_20_link" text:visited-style-name="Visited_20_Internet_20_Link"><text:span text:style-name="T53">https://doi.org/10.1109/CCNC49032.2021.9369563</text:span></text:a></text:p>
      <text:p text:style-name="P7"/>
      <text:p text:style-name="P1"><text:span text:style-name="T53">Baird, L., &amp; Luykx, A. (2020). The Hashgraph Protocol: Efficient Asynchronous BFT for High-Throughput Distributed Ledgers. </text:span><text:span text:style-name="T54">International Conference on Omni-layer Intelligent Systems</text:span><text:span text:style-name="T53">, pp. 1-7. </text:span><text:a xlink:type="simple" xlink:href="https://doi.org/10.1109/COINS49042.2020.9191430" text:style-name="Internet_20_link" text:visited-style-name="Visited_20_Internet_20_Link"><text:span text:style-name="T53">https://doi.org/10.1109/COINS49042.2020.9191430</text:span></text:a></text:p>
      <text:p text:style-name="P15"/>
      <text:p text:style-name="P1"><text:span text:style-name="T39">Beikverdi, A., &amp; Song, J. (2015). Trend of centralization in Bitcoin's distributed network. </text:span><text:span text:style-name="T40">Proceedings of the 2015</text:span><text:span text:style-name="T39"> </text:span><text:span text:style-name="T40">IEEE/ACIS 16th International Conference on Software Engineering, Artificial Intelligence, Networking and Parallel/Distributed Computing</text:span><text:span text:style-name="T39">, pp. 1-6. </text:span><text:a xlink:type="simple" xlink:href="https://doi.org/10.1109/SNPD.2015.7176229" text:style-name="Internet_20_link" text:visited-style-name="Visited_20_Internet_20_Link"><text:span text:style-name="T57">https://doi.org/10.1109/SNPD.2015.7176229</text:span></text:a></text:p>
      <text:p text:style-name="P10"/>
      <text:p text:style-name="P1"><text:span text:style-name="T39">Duan, S., Reiter, M., &amp; Zhang, H. (2018). BEAT: Asynchronous BFT Made Practical. </text:span><text:span text:style-name="T40">In ACM SIGSAC Conference on Computer and Communications Security, </text:span><text:span text:style-name="T39">pp. 2028–2041.</text:span><text:span text:style-name="T53"> </text:span><text:a xlink:type="simple" xlink:href="https://doi.org/10.1145/3243734.3243812" text:style-name="Internet_20_link" text:visited-style-name="Visited_20_Internet_20_Link"><text:span text:style-name="T57">https://doi.org/10.1145/3243734.3243812</text:span></text:a></text:p>
      <text:p text:style-name="P10"/>
      <text:p text:style-name="P8"><text:span text:style-name="T61">Fischer, M., Lynch, N., &amp; Paterson, M. (1985). Impossibility of Distributed Consensus with One <text:line-break/>Faulty Process. </text:span><text:span text:style-name="T51">Journal of the ACM</text:span><text:span text:style-name="T61">, pp. 374–382.</text:span></text:p>
      <text:p text:style-name="P9"/>
      <text:p text:style-name="P8"><text:span text:style-name="T61">Hood, K., Oglio, J., Nesterenko, M., &amp; Sharma, G. (2021). Partitionable Asynchronous Cryptocurrency Blockchain.</text:span><text:span text:style-name="T51"> IEEE International Conference on Blockchain and Cryptocurrency,</text:span><text:span text:style-name="T61"> pp. 1-9. https://doi.org/10.1109/ICBC51069.2021.9461080</text:span></text:p>
      <text:p text:style-name="P14"/>
      <text:p text:style-name="P1"><text:span text:style-name="T57">Jia, Y., Xu, C., Wu, Z., Feng, Z., Chen, Y., &amp; Yang, S. (2022) Measuring Decentralization in Emerging Public Blockchains. </text:span><text:span text:style-name="T56">International Wireless Communications and Mobile Computing</text:span><text:span text:style-name="T57">, pp. 137-141. </text:span><text:a xlink:type="simple" xlink:href="https://doi.org/10.1109/IWCMC55113.2022.9825341" text:style-name="Internet_20_link" text:visited-style-name="Visited_20_Internet_20_Link"><text:span text:style-name="T57">https://doi.org/10.1109/IWCMC55113.2022.9825341</text:span></text:a></text:p>
      <text:p text:style-name="P9"/>
      <text:p text:style-name="P1"><text:soft-page-break/><text:span text:style-name="T53">Kaushal, P., Bagga, A., &amp; Sobti, R. (2017). Evolution of Bitcoin and Security Risk in Bitcoin Wallets. </text:span><text:span text:style-name="T54">International Conference on Computer, Communications and Electronics</text:span><text:span text:style-name="T53">, pp. 172-177. </text:span><text:a xlink:type="simple" xlink:href="https://doi.org/10.1109/COMPTELIX.2017.8003959" text:style-name="Internet_20_link" text:visited-style-name="Visited_20_Internet_20_Link"><text:span text:style-name="T53">https://doi.org/10.1109/COMPTELIX.2017.8003959</text:span></text:a></text:p>
      <text:p text:style-name="P7"/>
      <text:p text:style-name="P1"><text:span text:style-name="T53">Knudsen, H., Li, J., Notland, J., Haro, P., &amp; Ræder, T. (2021). High-Performance Asynchronous Byzantine Fault Tolerance Consensus Protocol. </text:span><text:span text:style-name="T54">IEEE International Conference on Blockchain</text:span><text:span text:style-name="T53">, pp. 476-483. </text:span><text:a xlink:type="simple" xlink:href="https://doi.org/10.1109/Blockchain53845.2021.00073" text:style-name="Internet_20_link" text:visited-style-name="Visited_20_Internet_20_Link"><text:span text:style-name="T53">https://doi.org/10.1109/Blockchain53845.2021.00073</text:span></text:a></text:p>
      <text:p text:style-name="P7"/>
      <text:p text:style-name="P1"><text:span text:style-name="T53">Kuo, P., Chung, H., Chao, T., &amp; Cheng, C. (2020). Fair Byzantine Agreements for Blockchains. </text:span><text:span text:style-name="T54">IEEE Access</text:span><text:span text:style-name="T53">, pp. 70746-70761. </text:span><text:a xlink:type="simple" xlink:href="https://doi.org/10.1109/ACCESS.2020.2986824" text:style-name="Internet_20_link" text:visited-style-name="Visited_20_Internet_20_Link"><text:span text:style-name="T53">https://doi.org/10.1109/ACCESS.2020.2986824</text:span></text:a></text:p>
      <text:p text:style-name="P7"/>
      <text:p text:style-name="P1"><text:span text:style-name="T53">Kwon, Y., Liu, J., Kim, M., Song, D., &amp; Kim, Y. (2019). Impossibility of Full Decentralization in Permissionless Blockchains. </text:span><text:span text:style-name="T54">Proceedings of ACM Conference on Advances in Financial Technologies</text:span><text:span text:style-name="T53">, pp. 110–123. </text:span><text:a xlink:type="simple" xlink:href="https://doi.org/10.1145/3318041.3355463" text:style-name="Internet_20_link" text:visited-style-name="Visited_20_Internet_20_Link"><text:span text:style-name="T53">https://doi.org/10.1145/3318041.3355463</text:span></text:a></text:p>
      <text:p text:style-name="P7"/>
      <text:p text:style-name="P8"><text:span text:style-name="T41">Lamport, L., Shostak, R., &amp; Pease, M. (1982). The Byzantine Generals Problem. </text:span><text:span text:style-name="T42">ACM Transactions on Programming Languages and Systems</text:span><text:span text:style-name="T41">, pp. 382-401.</text:span></text:p>
      <text:p text:style-name="P11"/>
      <text:p text:style-name="P1"><text:span text:style-name="T53">Lin, Q., Li, C., Zhao, X., &amp; Chen, X. (2021). Measuring Decentralization in Bitcoin and Ethereum using Multiple Metrics and Granularities. </text:span><text:span text:style-name="T54">IEEE 37th International Conference on Data Engineering Workshops</text:span><text:span text:style-name="T53">, pp. 80-87. </text:span><text:a xlink:type="simple" xlink:href="https://doi.org/10.1109/ICDEW53142.2021.00022" text:style-name="Internet_20_link" text:visited-style-name="Visited_20_Internet_20_Link"><text:span text:style-name="T53">https://doi.org/10.1109/ICDEW53142.2021.00022</text:span></text:a><text:span text:style-name="T53"> </text:span></text:p>
      <text:p text:style-name="P7"/>
      <text:p text:style-name="P1"><text:span text:style-name="T53">Miller, A., Xia, Y., Croman, K., Shi, E., &amp; Song, D. (2016). The Honey Badger of BFT Protocols. </text:span><text:span text:style-name="T54">Proceedings of the 2016 ACM SIGSAC Conference on Computer and Communications Security</text:span><text:span text:style-name="T53">, pp. 31–42. </text:span><text:a xlink:type="simple" xlink:href="https://doi.org/10.1145/2976749.2978399" text:style-name="Internet_20_link" text:visited-style-name="Visited_20_Internet_20_Link"><text:span text:style-name="T53">https://doi.org/10.1145/2976749.2978399</text:span></text:a></text:p>
      <text:p text:style-name="P7"/>
      <text:p text:style-name="P1"><text:span text:style-name="T53">Wu, K., Peng, B., Xie, H., &amp; Huang, Z. (2019). An Information Entropy Method to Quantify the Degrees of Decentralization for Blockchain Systems. </text:span><text:span text:style-name="T54">International Conference on Electronics Information and Emergency Communication</text:span><text:span text:style-name="T53">, pp. 1–6. </text:span><text:a xlink:type="simple" xlink:href="https://doi.org/10.1109/ICEIEC.2019.8784631" text:style-name="Internet_20_link" text:visited-style-name="Visited_20_Internet_20_Link"><text:span text:style-name="T53">https://doi.org/10.1109/ICEIEC.2019.8784631</text:span></text:a></text:p>
      <text:p text:style-name="P6"/>
      <text:p text:style-name="P6"/>
      <text:p text:style-name="P6"/>
      <text:p text:style-name="P5"><text:span text:style-name="T30">BEAT protocol (</text:span><text:span text:style-name="T32">Duan et al., 2018</text:span><text:span text:style-name="T30">).</text:span></text:p>
      <text:p text:style-name="P4">“all our BEAT instances significantly outperform, in terms of both latency and throughput, HoneyBadgerBFT, the most efficient asynchronous BFT known.”</text:p>
      <text:p text:style-name="P4"/>
      <text:p text:style-name="P5"><text:span text:style-name="T30">ABFT protocol (</text:span><text:span text:style-name="T32">Knudsen et al., 2021</text:span><text:span text:style-name="T30">).</text:span></text:p>
      <text:p text:style-name="P4">“Honeybadger was the first practical, asynchronous Byzantine Fault Tolerance (BFT) consensus protocol, achieving high scalability and robustness without making any timing assumptions regarding the network.”</text:p>
      <text:p text:style-name="P4">“show that ABFT provides considerably higher performance, significantly lower computational overhead, and greater scalability than its predecessor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8-30T00:27:04.083749822</dc:date>
    <meta:editing-duration>PT1H51M38S</meta:editing-duration>
    <meta:editing-cycles>27</meta:editing-cycles>
    <meta:generator>LibreOffice/6.4.7.2$Linux_X86_64 LibreOffice_project/40$Build-2</meta:generator>
    <meta:document-statistic meta:table-count="0" meta:image-count="0" meta:object-count="0" meta:page-count="5" meta:paragraph-count="74" meta:word-count="2331" meta:character-count="17576" meta:non-whitespace-character-count="15340"/>
  </office:meta>
</office:document-meta>
</file>